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205c22" officeooo:paragraph-rsid="00205c22"/>
    </style:style>
    <style:style style:name="P2" style:family="paragraph" style:parent-style-name="Standard">
      <style:paragraph-properties fo:text-align="center" style:justify-single-word="false"/>
      <style:text-properties officeooo:rsid="001e1fc5" officeooo:paragraph-rsid="001e1fc5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8pt" officeooo:rsid="001e1fc5" officeooo:paragraph-rsid="001e1fc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8pt" officeooo:rsid="001e1fc5" officeooo:paragraph-rsid="001fb068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8pt" officeooo:rsid="001e1fc5" officeooo:paragraph-rsid="001ff650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8pt" officeooo:rsid="001e1fc5" officeooo:paragraph-rsid="001e1fc5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8pt" officeooo:rsid="00205c22" officeooo:paragraph-rsid="00205c22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8pt" officeooo:rsid="001ff650" officeooo:paragraph-rsid="001ff650" style:font-size-asian="15.75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color="#c9211e" loext:opacity="100%" fo:font-size="26pt" style:text-underline-style="solid" style:text-underline-width="auto" style:text-underline-color="font-color" officeooo:rsid="001fb068" style:font-size-asian="26pt" style:font-size-complex="26pt"/>
    </style:style>
    <style:style style:name="T4" style:family="text">
      <style:text-properties officeooo:rsid="001fb068"/>
    </style:style>
    <style:style style:name="T5" style:family="text">
      <style:text-properties officeooo:rsid="001ff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Journal de bord </text:span><text:span text:style-name="T3">séance 1</text:span> </text:p>
      <text:p text:style-name="P6"/>
      <text:p text:style-name="P4">Lors de la première séance du vendredi 06/09 le thème de la séance était la présentation personnelle. </text:p>
      <text:p text:style-name="P4"/>
      <text:p text:style-name="P4">L’objectif de la séance était pour but de nous présenter devant une ou plusieurs personne.</text:p>
      <text:p text:style-name="P5">En fonction de la situation on doit ce présenter autrement (exemple : entretient d’embauche ou la tenue vestimentaire, le langage, <text:span text:style-name="T4">le regard ou aussi la posture), il y a aussi quand on présente un exposé ou être dynamique, captivant, volume sonore et l’organisation sont important. </text:span><text:span text:style-name="T5">Ou aussi avec des amis ou la situation est totalement différente.</text:span></text:p>
      <text:p text:style-name="P5"/>
      <text:p text:style-name="P8">Au début la mise en situation était de ce présenter( nom, prénom, ect) devant un camarade pendant 5 minutes et devant la classe après.</text:p>
      <text:p text:style-name="P5"/>
      <text:p text:style-name="P7">Ce que j’ai retenue de la séance ce que c’est important la prise de note et aussi le type de relation avec l’interlocuteur, situation.</text:p>
      <text:p text:style-name="P4"><text:s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5c22" officeooo:paragraph-rsid="00205c22"/>
    </style:style>
    <style:style style:name="MT1" style:family="text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is Hameau 13B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6:04:41.483000000</meta:creation-date>
    <dc:date>2024-09-07T15:05:33.295000000</dc:date>
    <meta:editing-duration>PT18M23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9" meta:word-count="144" meta:character-count="852" meta:non-whitespace-character-count="710"/>
  </office:meta>
</office:document-meta>
</file>